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3847" officeooo:paragraph-rsid="001938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ranking formula obtained from sample projects document by Abhijit Pol &amp; Ravindra Ahuj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17:20:55.284000221</meta:creation-date>
    <dc:date>2020-01-17T17:28:14.683376326</dc:date>
    <meta:editing-duration>PT7M20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4" meta:character-count="90" meta:non-whitespace-character-count="77"/>
  </office:meta>
</office:document-meta>
</file>